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2cm" svg:height="8.6cm" svg:x="6cm" svg:y="6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4.2cm" svg:height="4.2cm" svg:x="6.9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2cm" svg:height="4.2cm" svg:x="6.9cm" svg:y="1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619cm" svg:height="0.962cm" svg:x="7.9cm" svg:y="10.6cm">
          <draw:text-box>
            <text:p>System</text:p>
          </draw:text-box>
        </draw:frame>
        <draw:frame draw:style-name="gr3" draw:layer="layout" svg:width="1.281cm" svg:height="1.171cm" svg:x="9.519cm" svg:y="13.6cm">
          <draw:text-box>
            <text:p>Q<text:span text:style-name="T1">in</text:span></text:p>
          </draw:text-box>
        </draw:frame>
        <draw:frame draw:style-name="gr4" draw:layer="layout" svg:width="1.505cm" svg:height="1.3cm" svg:x="9.595cm" svg:y="3.9cm">
          <draw:text-box>
            <text:p>Q<text:span text:style-name="T1">out</text:span></text:p>
          </draw:text-box>
        </draw:frame>
        <draw:frame draw:style-name="gr5" draw:text-style-name="P1" draw:layer="layout" svg:width="1.979cm" svg:height="1.673cm" svg:x="8.121cm" svg:y="17.327cm">
          <draw:text-box>
            <text:p text:style-name="P1">Cold </text:p>
            <text:p>Body</text:p>
          </draw:text-box>
        </draw:frame>
        <draw:frame draw:style-name="gr3" draw:layer="layout" svg:width="1.946cm" svg:height="1.673cm" svg:x="8.1cm" svg:y="2.127cm">
          <draw:text-box>
            <text:p text:style-name="P1">Hot </text:p>
            <text:p text:style-name="P1">Body</text:p>
          </draw:text-box>
        </draw:frame>
        <draw:frame draw:style-name="gr6" draw:text-style-name="P2" draw:layer="layout" svg:width="5.301cm" svg:height="1.271cm" svg:x="16.7cm" svg:y="10.4cm">
          <draw:text-box>
            <text:p text:style-name="P2">W<text:span text:style-name="T1">cycle</text:span> = Q<text:span text:style-name="T1">out</text:span> - Q<text:span text:style-name="T1">in</text:span></text:p>
          </draw:text-box>
        </draw:frame>
        <draw:custom-shape draw:style-name="gr7" draw:text-style-name="P1" draw:layer="layout" svg:width="1cm" svg:height="3.6cm" svg:x="8.7cm" svg:y="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cm" svg:height="3.599cm" svg:x="8.5cm" svg:y="13.4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6cm" svg:height="1.2cm" svg:x="10.6cm" svg:y="10.4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2-12-17T00:29:41</meta:creation-date>
    <dc:date>2012-12-17T00:45:51</dc:date>
    <dc:creator>Jeff Gomes</dc:creator>
    <meta:editing-duration>P0D</meta:editing-duration>
    <meta:editing-cycles>1</meta:editing-cycles>
    <meta:generator>LibreOffice/3.5$Linux_X86_64 LibreOffice_project/350m1$Build-2</meta:generator>
    <meta:document-statistic meta:object-count="35"/>
  </office:meta>
</office:document-meta>
</file>